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-asian="MS Mincho"/>
    </style:style>
    <style:style style:name="P2" style:family="paragraph" style:parent-style-name="Affiliation">
      <style:text-properties fo:font-style="italic" style:font-name-asian="MS Mincho" style:font-style-asian="italic" style:font-style-complex="italic"/>
    </style:style>
    <style:style style:name="P3" style:family="paragraph" style:parent-style-name="Affiliation">
      <style:text-properties fo:font-style="normal" officeooo:rsid="001e507c" officeooo:paragraph-rsid="001e507c" style:font-name-asian="MS Mincho" style:font-style-asian="normal" style:font-style-complex="normal"/>
    </style:style>
    <style:style style:name="P4" style:family="paragraph" style:parent-style-name="Affiliation">
      <style:text-properties style:use-window-font-color="true" style:font-name-asian="MS Mincho"/>
    </style:style>
    <style:style style:name="P5" style:family="paragraph" style:parent-style-name="Author">
      <style:text-properties fo:font-style="normal" style:font-name-asian="MS Mincho" style:font-style-asian="normal" style:font-style-complex="normal"/>
    </style:style>
    <style:style style:name="P6" style:family="paragraph" style:parent-style-name="Heading_20_5">
      <style:text-properties style:font-name-asian="MS Mincho"/>
    </style:style>
    <style:style style:name="P7" style:family="paragraph" style:parent-style-name="Standard" style:list-style-name="L4">
      <style:paragraph-properties fo:text-align="start" style:justify-single-word="false"/>
      <style:text-properties officeooo:rsid="0028c910" officeooo:paragraph-rsid="0028c910"/>
    </style:style>
    <style:style style:name="P8" style:family="paragraph" style:parent-style-name="Standard" style:list-style-name="L7">
      <style:paragraph-properties fo:text-align="start" style:justify-single-word="false"/>
      <style:text-properties officeooo:rsid="0028c910" officeooo:paragraph-rsid="0028c910"/>
    </style:style>
    <style:style style:name="P9" style:family="paragraph" style:parent-style-name="Standard" style:list-style-name="L8">
      <style:paragraph-properties fo:text-align="start" style:justify-single-word="false"/>
      <style:text-properties officeooo:rsid="0028c910" officeooo:paragraph-rsid="0028c910"/>
    </style:style>
    <style:style style:name="P10" style:family="paragraph" style:parent-style-name="Text_20_body" style:list-style-name="L1">
      <style:paragraph-properties fo:margin-top="0in" fo:margin-bottom="0in" loext:contextual-spacing="false" fo:line-height="100%"/>
      <style:text-properties officeooo:rsid="0028c910" officeooo:paragraph-rsid="0028c910"/>
    </style:style>
    <style:style style:name="P11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officeooo:rsid="0028c910" officeooo:paragraph-rsid="0028c910"/>
    </style:style>
    <style:style style:name="P12" style:family="paragraph" style:parent-style-name="Text_20_body" style:list-style-name="L3">
      <style:paragraph-properties fo:margin-top="0in" fo:margin-bottom="0in" loext:contextual-spacing="false"/>
      <style:text-properties officeooo:rsid="0028c910" officeooo:paragraph-rsid="0028c910"/>
    </style:style>
    <style:style style:name="P13" style:family="paragraph" style:parent-style-name="Text_20_body" style:list-style-name="L5">
      <style:paragraph-properties fo:margin-top="0in" fo:margin-bottom="0in" loext:contextual-spacing="false"/>
      <style:text-properties officeooo:rsid="0028c910" officeooo:paragraph-rsid="0028c910"/>
    </style:style>
    <style:style style:name="P14" style:family="paragraph" style:parent-style-name="Text_20_body" style:list-style-name="L6">
      <style:paragraph-properties fo:margin-top="0in" fo:margin-bottom="0in" loext:contextual-spacing="false"/>
      <style:text-properties officeooo:rsid="0028c910" officeooo:paragraph-rsid="0028c910"/>
    </style:style>
    <style:style style:name="P15" style:family="paragraph" style:parent-style-name="Text_20_body" style:list-style-name="L9">
      <style:paragraph-properties fo:margin-top="0in" fo:margin-bottom="0in" loext:contextual-spacing="false"/>
      <style:text-properties officeooo:rsid="0028c910" officeooo:paragraph-rsid="0028c910"/>
    </style:style>
    <style:style style:name="P16" style:family="paragraph" style:parent-style-name="Heading_20_2">
      <style:text-properties officeooo:rsid="0028c910"/>
    </style:style>
    <style:style style:name="P17" style:family="paragraph" style:parent-style-name="Heading_20_1">
      <style:text-properties officeooo:rsid="00226d94" officeooo:paragraph-rsid="00226d94"/>
    </style:style>
    <style:style style:name="P18" style:family="paragraph" style:parent-style-name="Heading_20_1">
      <style:text-properties officeooo:rsid="00234c2f" officeooo:paragraph-rsid="00234c2f"/>
    </style:style>
    <style:style style:name="P19" style:family="paragraph" style:parent-style-name="Heading_20_1">
      <style:text-properties fo:font-style="italic" officeooo:rsid="00234c2f" officeooo:paragraph-rsid="00234c2f" style:font-name-asian="MS Mincho" style:font-style-asian="italic" style:font-style-complex="italic"/>
    </style:style>
    <style:style style:name="P20" style:family="paragraph" style:parent-style-name="paper_20_title" style:master-page-name="Standard">
      <style:paragraph-properties style:page-number="auto"/>
    </style:style>
    <style:style style:name="P21" style:family="paragraph" style:parent-style-name="references">
      <style:text-properties style:font-name-asian="MS Mincho"/>
    </style:style>
    <style:style style:name="T1" style:family="text">
      <style:text-properties style:font-name-asian="MS Mincho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637d2" style:font-style-asian="italic"/>
    </style:style>
    <style:style style:name="T5" style:family="text">
      <style:text-properties fo:font-style="italic" style:font-name-asian="MS Mincho" style:font-style-asian="italic"/>
    </style:style>
    <style:style style:name="T6" style:family="text">
      <style:text-properties fo:font-style="italic" style:font-name-asian="MS Mincho" style:font-style-asian="italic" style:font-style-complex="italic"/>
    </style:style>
    <style:style style:name="T7" style:family="text">
      <style:text-properties fo:font-style="italic" officeooo:rsid="002637d2" style:font-name-asian="MS Mincho" style:font-style-asian="italic" style:font-style-complex="italic"/>
    </style:style>
    <style:style style:name="T8" style:family="text">
      <style:text-properties fo:font-style="italic" officeooo:rsid="00234c2f" style:font-name-asian="MS Mincho" style:font-style-asian="italic" style:font-style-complex="italic"/>
    </style:style>
    <style:style style:name="T9" style:family="text">
      <style:text-properties fo:font-style="italic" fo:font-weight="normal" style:font-name-asian="MS Mincho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637d2" style:font-name-asian="MS Mincho" style:font-style-asian="italic" style:font-weight-asian="normal" style:font-style-complex="italic" style:font-weight-complex="normal"/>
    </style:style>
    <style:style style:name="T11" style:family="text">
      <style:text-properties style:font-name-asian="Times New Roman"/>
    </style:style>
    <style:style style:name="T12" style:family="text">
      <style:text-properties officeooo:rsid="0028c910" style:font-name-asian="Times New Roman"/>
    </style:style>
    <style:style style:name="T13" style:family="text">
      <style:text-properties officeooo:rsid="001e507c"/>
    </style:style>
    <style:style style:name="T14" style:family="text">
      <style:text-properties style:use-window-font-color="true" style:font-name="Times New Roman" fo:font-size="10pt" fo:language="en" fo:country="US" fo:font-style="italic" officeooo:rsid="00234c2f" style:font-name-asian="MS Mincho" style:font-size-asian="10pt" style:language-asian="en" style:country-asian="US" style:font-style-asian="italic" style:font-name-complex="Times New Roman" style:font-size-complex="10pt" style:language-complex="ar" style:country-complex="SA" style:font-style-complex="italic"/>
    </style:style>
    <style:style style:name="T15" style:family="text">
      <style:text-properties style:use-window-font-color="true" style:font-name="Times New Roman" fo:font-size="10pt" fo:language="en" fo:country="US" fo:font-style="italic" officeooo:rsid="0028c910" style:font-name-asian="MS Mincho" style:font-size-asian="10pt" style:language-asian="en" style:country-asian="US" style:font-style-asian="italic" style:font-name-complex="Times New Roman" style:font-size-complex="10pt" style:language-complex="ar" style:country-complex="SA" style:font-style-complex="italic"/>
    </style:style>
    <style:style style:name="T16" style:family="text">
      <style:text-properties officeooo:rsid="0029e325"/>
    </style:style>
    <style:style style:name="T17" style:family="text">
      <style:text-properties officeooo:rsid="002b209c"/>
    </style:style>
    <style:style style:name="Sect1" style:family="section">
      <style:section-properties style:writing-mode="lr-tb" style:editable="false">
        <style:columns fo:column-count="2">
          <style:column style:rel-width="5220*" fo:start-indent="0in" fo:end-indent="0.25in"/>
          <style:column style:rel-width="5220*" fo:start-indent="0.25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style:style style:name="Sect3" style:family="section">
      <style:section-properties style:writing-mode="lr-tb" style:editable="false">
        <style:columns fo:column-count="1" fo:column-gap="0in"/>
      </style:section-properties>
    </style:style>
    <style:style style:name="Sect4" style:family="section">
      <style:section-properties style:writing-mode="lr-tb" style:editable="false">
        <style:columns fo:column-count="2" fo:column-gap="0.25in">
          <style:column style:rel-width="32767*" fo:start-indent="0in" fo:end-indent="0.1252in"/>
          <style:column style:rel-width="32768*" fo:start-indent="0.1252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Paper Title </text:span><text:span text:style-name="T9">(paper title </text:span><text:span text:style-name="T10">style</text:span><text:span text:style-name="T9">)</text:span></text:p>
      <text:p text:style-name="P1"/>
      <text:p text:style-name="P1"/>
      <text:section text:style-name="Sect1" text:name="Section1">
        <text:section text:style-name="Sect2" text:name="Authors">
          <text:p text:style-name="P5">Authors Name</text:p>
          <text:p text:style-name="P3">Day and time of your parallel class</text:p>
          <text:p text:style-name="P2">Study programme</text:p>
          <text:p text:style-name="P2"><text:span text:style-name="T13">E</text:span>-mail address</text:p>
        </text:section>
      </text:section>
      <text:section text:style-name="Sect3" text:name="Section2">
        <text:p text:style-name="P4"/>
        <text:p text:style-name="P4"/>
      </text:section>
      <text:section text:style-name="Sect4" text:name="Section3">
        <text:section text:style-name="Sect2" text:name="Section5">
          <text:p text:style-name="Abstract"><text:span text:style-name="T6">Abstract</text:span><text:span text:style-name="T1">—</text:span>This electronic document is a “live” template and already defines the components of your paper [title, text, heads, etc.] in its style sheet.</text:p>
          <text:list xml:id="list1995066261506831948" text:style-name="WW8Num5">
            <text:list-item>
              <text:h text:style-name="Heading_20_1" text:outline-level="1"><text:span text:style-name="T11"><text:s/></text:span><text:span text:style-name="T12">Assignment</text:span> (<text:span text:style-name="T2">Heading 1 </text:span><text:span text:style-name="T4">style</text:span>)</text:h>
              <text:list>
                <text:list-item>
                  <text:h text:style-name="Heading_20_2" text:outline-level="2"><text:span text:style-name="T14">Problem Statement</text:span><text:span text:style-name="T15">(Heading 2 Style)</text:span></text:h>
                </text:list-item>
              </text:list>
            </text:list-item>
          </text:list>
          <text:p text:style-name="Standard"/>
          <text:list xml:id="list3699684583256444039" text:style-name="L1">
            <text:list-item>
              <text:p text:style-name="P10">The concise and unambiguous description of your original problem</text:p>
            </text:list-item>
            <text:list-item>
              <text:p text:style-name="P10">Do not forget: If there are more seminar works dealing with the same topic, the points will be proportionately reduced.</text:p>
            </text:list-item>
            <text:list-item>
              <text:p text:style-name="P10">Range: 0.3 to 1 page</text:p>
            </text:list-item>
            <text:list-item>
              <text:p text:style-name="P10">Deadline: <text:span text:style-name="T16">09</text:span>.<text:span text:style-name="T16">03</text:span>. 2015 <text:span text:style-name="T16">(dd.mm yyyy)</text:span></text:p>
            </text:list-item>
          </text:list>
          <text:list xml:id="list130733848780945" text:continue-list="list1995066261506831948" text:style-name="WW8Num5">
            <text:list-item>
              <text:list>
                <text:list-item>
                  <text:h text:style-name="Heading_20_2" text:outline-level="2">Problem Categorization</text:h>
                </text:list-item>
              </text:list>
            </text:list-item>
          </text:list>
          <text:list xml:id="list8072214773352049231" text:style-name="L2">
            <text:list-item>
              <text:p text:style-name="P11">The categorization of the problem and subproblems (if there are any)</text:p>
            </text:list-item>
            <text:list-item>
              <text:p text:style-name="P11">Range: 0.2 to 0.5 page</text:p>
            </text:list-item>
            <text:list-item>
              <text:p text:style-name="P11">Deadline: <text:span text:style-name="T16">09</text:span>.<text:span text:style-name="T16">03</text:span>. 2015</text:p>
            </text:list-item>
          </text:list>
          <text:list xml:id="list130732860907878" text:continue-list="list130733848780945" text:style-name="WW8Num5">
            <text:list-item>
              <text:h text:style-name="P17" text:outline-level="1">Related works</text:h>
            </text:list-item>
          </text:list>
          <text:list xml:id="list1713754999593835687" text:style-name="L3">
            <text:list-item>
              <text:p text:style-name="P12">Continuous text with references to the literature (at least 3 relevant scientific articles) including correct citations. For</text:p>
            </text:list-item>
            <text:list-item>
              <text:p text:style-name="P12">example papers[1], [2], [3], [4], [5].</text:p>
            </text:list-item>
            <text:list-item>
              <text:p text:style-name="P12">Range: 0.3 to 0.5 page</text:p>
            </text:list-item>
            <text:list-item>
              <text:p text:style-name="P12">Deadline: <text:span text:style-name="T16">23</text:span>.<text:span text:style-name="T16">03</text:span>. 2015</text:p>
            </text:list-item>
          </text:list>
          <text:list xml:id="list130733117552750" text:continue-list="list130732860907878" text:style-name="WW8Num5">
            <text:list-item>
              <text:h text:style-name="P18" text:outline-level="1">Problem solution</text:h>
              <text:list>
                <text:list-item>
                  <text:h text:style-name="P16" text:outline-level="2">Design</text:h>
                </text:list-item>
              </text:list>
            </text:list-item>
          </text:list>
          <text:list xml:id="list8009683801463538533" text:style-name="L4">
            <text:list-item>
              <text:p text:style-name="P7">The idea and the design of your solution. Reasons why you choose your method.</text:p>
            </text:list-item>
            <text:list-item>
              <text:p text:style-name="P7">Range: 0.2 to 0.5 page</text:p>
            </text:list-item>
            <text:list-item>
              <text:p text:style-name="P7">Deadline: <text:span text:style-name="T17">23</text:span>.<text:span text:style-name="T16">03</text:span>. 2015</text:p>
            </text:list-item>
          </text:list>
          <text:list xml:id="list130732680097240" text:continue-list="list130733117552750" text:style-name="WW8Num5">
            <text:list-item>
              <text:list>
                <text:list-item>
                  <text:h text:style-name="Heading_20_2" text:outline-level="2">Implementation</text:h>
                </text:list-item>
              </text:list>
            </text:list-item>
          </text:list>
          <text:list xml:id="list4017468269456272643" text:style-name="L5">
            <text:list-item>
              <text:p text:style-name="P13">Implementation details of your algorithm. ILP problem formulation/description of heuristics/important non-trivial data structures etc.</text:p>
            </text:list-item>
            <text:list-item>
              <text:p text:style-name="P13">Range: 0.5 to 1 page</text:p>
            </text:list-item>
            <text:list-item>
              <text:p text:style-name="P13">Deadline: <text:span text:style-name="T16">0</text:span>4.<text:span text:style-name="T16">05</text:span>. 2015</text:p>
            </text:list-item>
          </text:list>
          <text:list xml:id="list130733851549069" text:continue-list="list130732680097240" text:style-name="WW8Num5">
            <text:list-item>
              <text:h text:style-name="P19" text:outline-level="1">Experimental results</text:h>
              <text:list>
                <text:list-item>
                  <text:h text:style-name="Heading_20_2" text:outline-level="2"><text:span text:style-name="T8">B</text:span><text:span text:style-name="T6">enchmark Settings</text:span></text:h>
                </text:list-item>
              </text:list>
            </text:list-item>
          </text:list>
          <text:list xml:id="list723565760358355242" text:style-name="L6">
            <text:list-item>
              <text:p text:style-name="P14">Description of benchmark instances, testing methodology, environment (CPU, Memory, OS, etc.)</text:p>
            </text:list-item>
            <text:list-item>
              <text:p text:style-name="P14">Range: 0.3 to 0.5 page</text:p>
            </text:list-item>
            <text:list-item>
              <text:p text:style-name="P14">Deadline: <text:span text:style-name="T16">0</text:span>4.<text:span text:style-name="T16">05</text:span>. 2015</text:p>
            </text:list-item>
          </text:list>
          <text:list xml:id="list130734084619666" text:continue-list="list130733851549069" text:style-name="WW8Num5">
            <text:list-item>
              <text:list>
                <text:list-item>
                  <text:h text:style-name="Heading_20_2" text:outline-level="2">Results</text:h>
                </text:list-item>
              </text:list>
            </text:list-item>
          </text:list>
          <text:list xml:id="list5498314717960004758" text:style-name="L7">
            <text:list-item>
              <text:p text:style-name="P8">Presentation of the results(tables, charts etc.) of your quality, performance/execution time, memory complexity experiments and its description.</text:p>
            </text:list-item>
            <text:list-item>
              <text:p text:style-name="P8">Range: 0.7 to 1.2 pages</text:p>
            </text:list-item>
            <text:list-item>
              <text:p text:style-name="P8">Deadline: <text:span text:style-name="T16">0</text:span>4.<text:span text:style-name="T16">05</text:span>. 2015</text:p>
            </text:list-item>
          </text:list>
          <text:list xml:id="list130732532915990" text:continue-list="list130734084619666" text:style-name="WW8Num5">
            <text:list-item>
              <text:list>
                <text:list-item>
                  <text:h text:style-name="Heading_20_2" text:outline-level="2"><text:soft-page-break/>Discussion</text:h>
                </text:list-item>
              </text:list>
            </text:list-item>
          </text:list>
          <text:list xml:id="list3212687933287401823" text:style-name="L8">
            <text:list-item>
              <text:p text:style-name="P9">Discussion of the results. Comparison of the results with the state-of-the-art. Description of expected and unexpected phenomena in the results etc.</text:p>
            </text:list-item>
            <text:list-item>
              <text:p text:style-name="P9">Range: 0.2 to 0.5 page</text:p>
            </text:list-item>
            <text:list-item>
              <text:p text:style-name="P9">Deadline: <text:span text:style-name="T16">0</text:span>4.<text:span text:style-name="T16">05</text:span>. 2015</text:p>
            </text:list-item>
          </text:list>
          <text:list xml:id="list130733234831829" text:continue-list="list130732532915990" text:style-name="WW8Num5">
            <text:list-item>
              <text:h text:style-name="Heading_20_1" text:outline-level="1">Conclusion</text:h>
            </text:list-item>
          </text:list>
          <text:list xml:id="list4419047609416399121" text:style-name="L9">
            <text:list-item>
              <text:p text:style-name="P15">Conclusion of the seminar work.</text:p>
            </text:list-item>
            <text:list-item>
              <text:p text:style-name="P15">Range: 0.2 to 0.3 page</text:p>
            </text:list-item>
            <text:list-item>
              <text:p text:style-name="P15">Deadline: <text:span text:style-name="T16">0</text:span>4.<text:span text:style-name="T16">05</text:span>. 2015</text:p>
            </text:list-item>
          </text:list>
          <text:p text:style-name="P1"/>
          <text:p text:style-name="P6">References</text:p>
          <text:p text:style-name="P1"/>
          <text:list xml:id="list1453780061508126095" text:style-name="WW8Num6">
            <text:list-item>
              <text:p text:style-name="references"><text:span text:style-name="T1">G. Eason, B. Noble, and I.N. Sneddon, </text:span><text:span text:style-name="T6">“On certain integrals of Lipschit</text:span><text:span text:style-name="T7">z</text:span><text:span text:style-name="T6">-Hankel type involving products of Bessel functions,” </text:span><text:span text:style-name="T1">Phil. Trans. Roy. Soc. London, vol. A247, pp. 529-551, April 1955. (</text:span><text:span text:style-name="T5">references</text:span><text:span text:style-name="T1">)</text:span></text:p>
            </text:list-item>
            <text:list-item>
              <text:p text:style-name="P21">J. Clerk Maxwell, <text:span text:style-name="T3">“A Treatise on Electricity and Magnetism,”</text:span> 3rd ed., vol. 2. Oxford: Clarendon, 1892, pp.68-73.</text:p>
            </text:list-item>
            <text:list-item>
              <text:p text:style-name="P21">I.S. Jacobs and C.P. Bean, <text:span text:style-name="T3">“Fine particles, thin films and exchange anisotropy,”</text:span> in Magnetism, vol. III, G.T. Rado and H. Suhl, Eds. New York: Academic, 1963, pp. 271-350.</text:p>
            </text:list-item>
            <text:list-item>
              <text:p text:style-name="P21">K. Elissa, <text:span text:style-name="T3">“Title of paper if known,”</text:span> unpublished.</text:p>
            </text:list-item>
            <text:list-item>
              <text:p text:style-name="references"><text:span text:style-name="T1">R. Nicole, </text:span><text:span text:style-name="T6">“Title of paper with only first word capitalized,”</text:span><text:span text:style-name="T1"> J. Name Stand. Abbrev., in press.</text:span></text:p>
            </text:list-item>
          </text:list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loext:contextual-spacing="false" fo:line-height="95%" fo:text-align="justify" style:justify-single-word="false" fo:text-indent="0.2in" style:auto-text-indent="false">
        <style:tab-stops>
          <style:tab-stop style:position="0.2in"/>
        </style:tab-stops>
      </style:paragraph-properties>
      <style:text-properties fo:letter-spacing="-0.0008in" style:font-name-asian="MS Mincho" style:font-family-asian="'MS Mincho', 'ＭＳ 明朝'" style:font-family-generic-asian="modern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5" style:class="text">
      <style:paragraph-properties fo:margin-left="0in" fo:margin-right="0in" fo:margin-top="0.111in" fo:margin-bottom="0.0555in" loext:contextual-spacing="false" fo:keep-together="always" fo:text-indent="0in" style:auto-text-indent="false" fo:keep-with-next="always">
        <style:tab-stops>
          <style:tab-stop style:position="0.15in"/>
        </style:tab-stops>
      </style:paragraph-properties>
      <style:text-properties fo:font-variant="small-caps" fo:language="en" fo:country="US" style:font-name-asian="MS Mincho" style:font-family-asian="'MS Mincho', 'ＭＳ 明朝'" style:font-family-generic-asian="modern" style:language-asian="en" style:country-asian="US"/>
    </style:style>
    <style:style style:name="Heading_20_2" style:display-name="Heading 2" style:family="paragraph" style:parent-style-name="Standard" style:next-style-name="Standard" style:default-outline-level="2" style:list-style-name="WW8Num5" style:class="text">
      <style:paragraph-properties fo:margin-left="0.2in" fo:margin-right="0in" fo:margin-top="0.0835in" fo:margin-bottom="0.0417in" loext:contextual-spacing="false" fo:text-align="start" style:justify-single-word="false" fo:keep-together="always" fo:text-indent="-0.2in" style:auto-text-indent="false" fo:keep-with-next="always">
        <style:tab-stops>
          <style:tab-stop style:position="0.2in"/>
        </style:tab-stops>
      </style:paragraph-properties>
      <style:text-properties fo:language="en" fo:country="US" fo:font-style="italic" style:font-name-asian="MS Mincho" style:font-family-asian="'MS Mincho', 'ＭＳ 明朝'" style:font-family-generic-asian="modern" style:language-asian="en" style:country-asian="US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list-style-name="WW8Num5" style:class="text">
      <style:paragraph-properties fo:margin-left="0in" fo:margin-right="0in" fo:line-height="0.1665in" fo:text-align="justify" style:justify-single-word="false" fo:text-indent="0.2in" style:auto-text-indent="false">
        <style:tab-stops>
          <style:tab-stop style:position="0.3752in"/>
        </style:tab-stops>
      </style:paragraph-properties>
      <style:text-properties fo:language="en" fo:country="US" fo:font-style="italic" style:font-name-asian="MS Mincho" style:font-family-asian="'MS Mincho', 'ＭＳ 明朝'" style:font-family-generic-asian="modern" style:language-asian="en" style:country-asian="US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WW8Num5" style:class="text">
      <style:paragraph-properties fo:margin-left="0in" fo:margin-right="0in" fo:margin-top="0.028in" fo:margin-bottom="0.028in" loext:contextual-spacing="false" fo:text-align="justify" style:justify-single-word="false" fo:text-indent="0.35in" style:auto-text-indent="false">
        <style:tab-stops>
          <style:tab-stop style:position="0.5in"/>
          <style:tab-stop style:position="0.5701in"/>
        </style:tab-stops>
      </style:paragraph-properties>
      <style:text-properties fo:language="en" fo:country="US" fo:font-style="italic" style:font-name-asian="MS Mincho" style:font-family-asian="'MS Mincho', 'ＭＳ 明朝'" style:font-family-generic-asian="modern" style:language-asian="en" style:country-asian="US" style:font-style-asian="italic" style:font-style-complex="italic"/>
    </style:style>
    <style:style style:name="Heading_20_5" style:display-name="Heading 5" style:family="paragraph" style:parent-style-name="Standard" style:next-style-name="Standard" style:class="text">
      <style:paragraph-properties fo:margin-top="0.111in" fo:margin-bottom="0.0555in" loext:contextual-spacing="false">
        <style:tab-stops>
          <style:tab-stop style:position="0.25in"/>
        </style:tab-stops>
      </style:paragraph-properties>
      <style:text-properties fo:font-variant="small-caps" fo:language="en" fo:country="US" style:language-asian="en" style:country-asian="US"/>
    </style:style>
    <style:style style:name="Abstract" style:family="paragraph">
      <style:paragraph-properties fo:margin-left="0in" fo:margin-right="0in" fo:margin-top="0in" fo:margin-bottom="0.139in" loext:contextual-spacing="false" fo:text-align="justify" style:justify-single-word="false" fo:orphans="2" fo:widows="2" fo:text-indent="0.1902in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weight-complex="bold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uthor" style:family="paragraph">
      <style:paragraph-properties fo:margin-top="0.25in" fo:margin-bottom="0.028in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bullet_20_list" style:display-name="bullet list" style:family="paragraph" style:parent-style-name="Text_20_body" style:list-style-name="WW8Num3">
      <style:paragraph-properties fo:margin-left="0.4in" fo:margin-right="0in" fo:text-indent="-0.2in" style:auto-text-indent="false">
        <style:tab-stops>
          <style:tab-stop style:position="0.2in"/>
        </style:tab-stops>
      </style:paragraph-properties>
    </style:style>
    <style:style style:name="equation" style:family="paragraph" style:parent-style-name="Standard">
      <style:paragraph-properties fo:margin-top="0.1665in" fo:margin-bottom="0.1665in" loext:contextual-spacing="false" fo:line-height="90%">
        <style:tab-stops>
          <style:tab-stop style:position="1.75in" style:type="center"/>
          <style:tab-stop style:position="3.5in" style:type="right"/>
        </style:tab-stops>
      </style:paragraph-properties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igure_20_caption" style:display-name="figure caption" style:family="paragraph" style:list-style-name="WW8Num7">
      <style:paragraph-properties fo:margin-left="0in" fo:margin-right="0in" fo:margin-top="0.0555in" fo:margin-bottom="0.139in" loext:contextual-spacing="false" fo:text-align="justify" style:justify-single-word="false" fo:orphans="2" fo:widows="2" fo:text-indent="0in" style:auto-text-indent="false">
        <style:tab-stops>
          <style:tab-stop style:position="0.3701in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en" style:country-asian="US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ootnote" style:family="paragraph" style:list-style-name="WW8Num2">
      <style:paragraph-properties fo:margin-top="0in" fo:margin-bottom="0.028in" loext:contextual-spacing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key_20_words" style:display-name="key words" style:family="paragraph">
      <style:paragraph-properties fo:margin-left="0in" fo:margin-right="0in" fo:margin-top="0in" fo:margin-bottom="0.0835in" loext:contextual-spacing="false" fo:text-align="justify" style:justify-single-word="false" fo:orphans="2" fo:widows="2" fo:text-indent="0.1902in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style="italic" fo:font-weight="bold" style:font-name-asian="Times New Roman" style:font-family-asian="'Times New Roman'" style:font-family-generic-asian="roman" style:font-pitch-asian="variable" style:font-size-asian="9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style-complex="italic" style:font-weight-complex="bold"/>
    </style:style>
    <style:style style:name="paper_20_subtitle" style:display-name="paper subtitle" style:family="paragraph">
      <style:paragraph-properties fo:margin-top="0in" fo:margin-bottom="0.0835in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paper_20_title" style:display-name="paper title" style:family="paragraph">
      <style:paragraph-properties fo:margin-top="0in" fo:margin-bottom="0.0835in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language-asian="en" style:country-asian="US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references" style:family="paragraph" style:list-style-name="WW8Num6">
      <style:paragraph-properties fo:margin-top="0in" fo:margin-bottom="0.0346in" loext:contextual-spacing="false" fo:line-height="0.1252in"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en" style:country-asian="US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sponsors" style:family="paragraph">
      <style:paragraph-properties fo:margin-left="0in" fo:margin-right="0in" fo:orphans="2" fo:widows="2" fo:text-indent="0.2in" style:auto-text-indent="false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col_20_head" style:display-name="table col head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en" style:country-asian="US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footnote" style:display-name="table footnote" style:family="paragraph" style:list-style-name="WW8Num9">
      <style:paragraph-properties fo:margin-left="0.25in" fo:margin-right="0in" fo:margin-top="0.0417in" fo:margin-bottom="0.0209in" loext:contextual-spacing="false" fo:text-align="end" style:justify-single-word="false" fo:orphans="2" fo:widows="2" fo:text-indent="0in" style:auto-text-indent="false">
        <style:tab-stops>
          <style:tab-stop style:position="0.0201in"/>
        </style:tab-stops>
      </style:paragraph-properties>
      <style:text-properties style:use-window-font-color="true" style:font-name="Times New Roman" fo:font-family="'Times New Roman'" style:font-family-generic="roman" style:font-pitch="variable" fo:font-size="6pt" fo:language="en" fo:country="US" style:font-name-asian="MS Mincho" style:font-family-asian="'MS Mincho', 'ＭＳ 明朝'" style:font-family-generic-asian="modern" style:font-size-asian="6pt" style:font-name-complex="Times New Roman" style:font-family-complex="'Times New Roman'" style:font-family-generic-complex="roman" style:font-pitch-complex="variable" style:font-size-complex="6pt" style:language-complex="ar" style:country-complex="SA"/>
    </style:style>
    <style:style style:name="table_20_head" style:display-name="table head" style:family="paragraph" style:list-style-name="WW8Num8">
      <style:paragraph-properties fo:margin-top="0.1665in" fo:margin-bottom="0.0835in" loext:contextual-spacing="false" fo:line-height="90%" fo:text-align="center" style:justify-single-word="false" fo:orphans="2" fo:widows="2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en" style:country-asian="US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fo:font-style="normal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text-shadow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text:display="true"/>
    </style:style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text-shadow="none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8Num5z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text-shadow="none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8Num5z3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5z4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7z0" style:family="text">
      <style:text-properties fo:color="#000000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7z1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9z0" style:family="text">
      <style:text-properties fo:font-variant="normal" fo:text-transform="none" fo:color="#000000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letter-spacing="normal" fo:font-style="normal" fo:text-shadow="none" fo:font-weight="normal" style:letter-kerning="true" style:font-size-asian="8pt" style:font-style-asian="normal" style:font-weight-asian="normal" style:font-name-complex="Times New Roman" style:font-family-complex="'Times New Roman'" style:font-family-generic-complex="roman" style:font-pitch-complex="variable" style:text-scale="100%" text:display="tru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fo:font-variant="small-caps" style:font-name="Times New Roman" fo:font-family="'Times New Roman'" style:font-family-generic="roman" style:font-pitch="variable" fo:language="en" fo:country="US" style:font-name-asian="MS Mincho" style:font-family-asian="'MS Mincho', 'ＭＳ 明朝'" style:font-family-generic-asian="modern" style:language-asian="en" style:country-asian="US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>
      <style:text-properties style:font-name="Times New Roman" fo:font-family="'Times New Roman'" style:font-family-generic="roman" style:font-pitch="variable" fo:font-size="10pt" fo:language="en" fo:country="US" fo:font-style="italic" style:font-name-asian="MS Mincho" style:font-family-asian="'MS Mincho', 'ＭＳ 明朝'" style:font-family-generic-asian="modern" style:font-size-asian="10pt" style:language-asian="en" style:country-asian="US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3_20_Char" style:display-name="Heading 3 Char" style:family="text">
      <style:text-properties style:font-name="Times New Roman" fo:font-family="'Times New Roman'" style:font-family-generic="roman" style:font-pitch="variable" fo:font-size="10pt" fo:language="en" fo:country="US" fo:font-style="italic" style:font-name-asian="MS Mincho" style:font-family-asian="'MS Mincho', 'ＭＳ 明朝'" style:font-family-generic-asian="modern" style:font-size-asian="10pt" style:language-asian="en" style:country-asian="US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4_20_Char" style:display-name="Heading 4 Char" style:family="text">
      <style:text-properties style:font-name="Times New Roman" fo:font-family="'Times New Roman'" style:font-family-generic="roman" style:font-pitch="variable" fo:font-size="10pt" fo:language="en" fo:country="US" fo:font-style="italic" style:font-name-asian="MS Mincho" style:font-family-asian="'MS Mincho', 'ＭＳ 明朝'" style:font-family-generic-asian="modern" style:font-size-asian="10pt" style:language-asian="en" style:country-asian="US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0pt" style:font-name-asian="MS Mincho" style:font-family-asian="'MS Mincho', 'ＭＳ 明朝'" style:font-family-generic-asian="modern" style:font-size-asian="10pt" style:font-name-complex="Times New Roman" style:font-family-complex="'Times New Roman'" style:font-family-generic-complex="roman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I">
        <style:list-level-properties text:list-level-position-and-space-mode="label-alignment" fo:text-align="center">
          <style:list-level-label-alignment text:label-followed-by="listtab" text:list-tab-stop-position="0.4in" fo:text-indent="0.15in"/>
        </style:list-level-properties>
      </text:outline-level-style>
      <text:outline-level-style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in" fo:margin-left="0.2in"/>
        </style:list-level-properties>
      </text:outline-level-style>
      <text:outline-level-style text:level="3" text:style-name="WW8Num5z1" style:num-suffix=")" style:num-format="1">
        <style:list-level-properties text:list-level-position-and-space-mode="label-alignment">
          <style:list-level-label-alignment text:label-followed-by="listtab" text:list-tab-stop-position="0.3752in" fo:text-indent="0.1252in"/>
        </style:list-level-properties>
      </text:outline-level-style>
      <text:outline-level-style text:level="4" text:style-name="WW8Num5z3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0.25in"/>
        </style:list-level-properties>
      </text:outline-level-style>
      <text:outline-level-style text:level="5" text:style-name="WW8Num5z4" style:num-format="">
        <style:list-level-properties text:list-level-position-and-space-mode="label-alignment">
          <style:list-level-label-alignment text:label-followed-by="listtab" text:list-tab-stop-position="2.25in" fo:margin-left="2in"/>
        </style:list-level-properties>
      </text:outline-level-style>
      <text:outline-level-style text:level="6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2.75in" fo:margin-left="2.5in"/>
        </style:list-level-properties>
      </text:outline-level-style>
      <text:outline-level-style text:level="7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3.25in" fo:margin-left="3in"/>
        </style:list-level-properties>
      </text:outline-level-style>
      <text:outline-level-style text:level="8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75in" fo:margin-left="3.5in"/>
        </style:list-level-properties>
      </text:outline-level-style>
      <text:outline-level-style text:level="9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4.25in" fo:margin-left="4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 " style:num-format="1">
        <style:list-level-properties text:list-level-position-and-space-mode="label-alignment">
          <style:list-level-label-alignment text:label-followed-by="listtab" text:list-tab-stop-position="0.45in" fo:text-indent="0.2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5in" fo:text-indent="-0.25in" fo:margin-left="0.4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I">
        <style:list-level-properties text:list-level-position-and-space-mode="label-alignment" fo:text-align="center">
          <style:list-level-label-alignment text:label-followed-by="listtab" text:list-tab-stop-position="0.4in" fo:text-indent="0.1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in" fo:margin-left="0.2in"/>
        </style:list-level-properties>
      </text:list-level-style-number>
      <text:list-level-style-number text:level="3" text:style-name="WW8Num5z1" style:num-suffix=")" style:num-format="1">
        <style:list-level-properties text:list-level-position-and-space-mode="label-alignment">
          <style:list-level-label-alignment text:label-followed-by="listtab" text:list-tab-stop-position="0.3752in" fo:text-indent="0.1252in"/>
        </style:list-level-properties>
      </text:list-level-style-number>
      <text:list-level-style-number text:level="4" text:style-name="WW8Num5z3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0.25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listtab" text:list-tab-stop-position="2.25in" fo:margin-left="2in"/>
        </style:list-level-properties>
      </text:list-level-style-number>
      <text:list-level-style-number text:level="6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2.75in" fo:margin-left="2.5in"/>
        </style:list-level-properties>
      </text:list-level-style-number>
      <text:list-level-style-number text:level="7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3.25in" fo:margin-left="3in"/>
        </style:list-level-properties>
      </text:list-level-style-number>
      <text:list-level-style-number text:level="8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75in" fo:margin-left="3.5in"/>
        </style:list-level-properties>
      </text:list-level-style-number>
      <text:list-level-style-number text:level="9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4.25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prefix="Fig. 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prefix="TABLE " style:num-suffix=". " style:num-format="I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0.5201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20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201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25in" fo:margin-left="2.0201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201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201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25in" fo:margin-left="3.5201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201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2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5in" fo:margin-bottom="0.9429in" fo:margin-left="0.5098in" fo:margin-right="0.5098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per Title (use style: paper title)</dc:title>
    <meta:initial-creator>IEEE</meta:initial-creator>
    <meta:creation-date>2014-04-23T16:40:00</meta:creation-date>
    <dc:date>2015-01-27T13:07:32.235810613</dc:date>
    <meta:editing-cycles>9</meta:editing-cycles>
    <meta:editing-duration>P2171DT13H16M12S</meta:editing-duration>
    <meta:generator>LibreOffice/4.3.5.2.0$Linux_X86_64 LibreOffice_project/430m0$Build-2</meta:generator>
    <meta:document-statistic meta:table-count="0" meta:image-count="0" meta:object-count="0" meta:page-count="2" meta:paragraph-count="53" meta:word-count="430" meta:character-count="2607" meta:non-whitespace-character-count="2276"/>
  </office:meta>
</office:document-meta>
</file>